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paragraph-properties fo:text-align="center"/>
      <style:text-properties fo:font-size="6pt" style:font-size-asian="10pt" style:font-size-complex="10pt"/>
    </style:style>
    <style:style style:name="P4" style:family="paragraph">
      <style:text-properties fo:font-size="10pt" style:font-size-asian="18pt" style:font-size-complex="18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1cm" svg:height="2cm" svg:x="5.6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6.702cm" svg:y="2.2cm">
          <text:p text:style-name="P2"><text:span text:style-name="T1">V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502cm" svg:y="2.2cm">
          <text:p text:style-name="P2"><text:span text:style-name="T1">V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302cm" svg:y="2.2cm">
          <text:p text:style-name="P2"><text:span text:style-name="T1">V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702cm" svg:y="2.2cm">
          <text:p text:style-name="P2"><text:span text:style-name="T1">V1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502cm" svg:y="2.25cm">
          <draw:text-box>
            <text:p text:style-name="P4">...</text:p>
          </draw:text-box>
        </draw:frame>
        <draw:custom-shape draw:style-name="gr1" draw:text-style-name="P1" draw:layer="layout" svg:width="9.1cm" svg:height="2.1cm" svg:x="5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6.702cm" svg:y="4.7cm">
          <text:p text:style-name="P2"><text:span text:style-name="T1">V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502cm" svg:y="4.7cm">
          <text:p text:style-name="P2"><text:span text:style-name="T1">V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302cm" svg:y="4.7cm">
          <text:p text:style-name="P2"><text:span text:style-name="T1">V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702cm" svg:y="4.7cm">
          <text:p text:style-name="P2"><text:span text:style-name="T1">V2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502cm" svg:y="4.75cm">
          <draw:text-box>
            <text:p text:style-name="P4">...</text:p>
          </draw:text-box>
        </draw:frame>
        <draw:frame draw:style-name="gr3" draw:text-style-name="P4" draw:layer="layout" svg:width="2.7cm" svg:height="1.05cm" svg:x="9.7cm" svg:y="8.85cm">
          <draw:text-box>
            <text:p text:style-name="P4">...</text:p>
          </draw:text-box>
        </draw:frame>
        <draw:custom-shape draw:style-name="gr2" draw:text-style-name="P3" draw:layer="layout" svg:width="0.9cm" svg:height="0.9cm" svg:x="6.601cm" svg:y="7.299cm">
          <text:p text:style-name="P2"><text:span text:style-name="T1">V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401cm" svg:y="7.299cm">
          <text:p text:style-name="P2"><text:span text:style-name="T1">V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201cm" svg:y="7.299cm">
          <text:p text:style-name="P2"><text:span text:style-name="T1">V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601cm" svg:y="7.299cm">
          <text:p text:style-name="P2"><text:span text:style-name="T1">V1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401cm" svg:y="7.349cm">
          <draw:text-box>
            <text:p text:style-name="P4">...</text:p>
          </draw:text-box>
        </draw:frame>
        <draw:custom-shape draw:style-name="gr2" draw:text-style-name="P3" draw:layer="layout" svg:width="0.9cm" svg:height="0.9cm" svg:x="6.6cm" svg:y="7.298cm">
          <text:p text:style-name="P2"><text:span text:style-name="T1">V1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4cm" svg:y="7.298cm">
          <text:p text:style-name="P2"><text:span text:style-name="T1">V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2cm" svg:y="7.298cm">
          <text:p text:style-name="P2"><text:span text:style-name="T1">V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6cm" svg:y="7.298cm">
          <text:p text:style-name="P2"><text:span text:style-name="T1">V1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4cm" svg:y="7.348cm">
          <draw:text-box>
            <text:p text:style-name="P4">...</text:p>
          </draw:text-box>
        </draw:frame>
        <draw:custom-shape draw:style-name="gr1" draw:text-style-name="P1" draw:layer="layout" svg:width="9.1cm" svg:height="2.002cm" svg:x="5.5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6.6cm" svg:y="7.2cm">
          <text:p text:style-name="P2"><text:span text:style-name="T1">V3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4cm" svg:y="7.2cm">
          <text:p text:style-name="P2"><text:span text:style-name="T1">V3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2cm" svg:y="7.2cm">
          <text:p text:style-name="P2"><text:span text:style-name="T1">V3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6cm" svg:y="7.2cm">
          <text:p text:style-name="P2"><text:span text:style-name="T1">V3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4cm" svg:y="7.348cm">
          <draw:text-box>
            <text:p text:style-name="P4">...</text:p>
          </draw:text-box>
        </draw:frame>
        <draw:custom-shape draw:style-name="gr1" draw:text-style-name="P1" draw:layer="layout" svg:width="9.1cm" svg:height="2cm" svg:x="5.502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6.6cm" svg:y="10.2cm">
          <text:p text:style-name="P2"><text:span text:style-name="T1">Vk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8.4cm" svg:y="10.2cm">
          <text:p text:style-name="P2"><text:span text:style-name="T1">Vk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0.2cm" svg:y="10.2cm">
          <text:p text:style-name="P2"><text:span text:style-name="T1">Vk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9cm" svg:height="0.9cm" svg:x="12.6cm" svg:y="10.2cm">
          <text:p text:style-name="P2"><text:span text:style-name="T1">Vk,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1.05cm" svg:x="11.402cm" svg:y="10.45cm">
          <draw:text-box>
            <text:p text:style-name="P4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20:35:33</dc:date>
    <dc:creator>Ignacio Niesz</dc:creator>
    <meta:editing-duration>PT42M12S</meta:editing-duration>
    <meta:editing-cycles>19</meta:editing-cycles>
    <meta:generator>LibreOffice/3.5$Linux_X86_64 LibreOffice_project/350m1$Build-2</meta:generator>
    <meta:document-statistic meta:object-count="35"/>
  </office:meta>
</office:document-meta>
</file>